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observation_date</text:p>
          </table:table-cell>
          <table:table-cell table:style-name="Default" office:value-type="string" calcext:value-type="string">
            <text:p>FRAPFCEQDSNAQ</text:p>
          </table:table-cell>
          <table:table-cell table:style-name="Default" office:value-type="string" calcext:value-type="string">
            <text:p>DEUPFCEQDSNAQ</text:p>
          </table:table-cell>
          <table:table-cell table:style-name="Default" office:value-type="string" calcext:value-type="string">
            <text:p>ITAPFCEQDSNAQ</text:p>
          </table:table-cell>
        </table:table-row>
        <table:table-row table:style-name="ro2">
          <table:table-cell office:value-type="date" office:date-value="1996-01-01" calcext:value-type="date">
            <text:p>1996-01-01</text:p>
          </table:table-cell>
          <table:table-cell office:value-type="float" office:value="214300000000" calcext:value-type="float">
            <text:p>214300000000</text:p>
          </table:table-cell>
          <table:table-cell office:value-type="float" office:value="320819720000" calcext:value-type="float">
            <text:p>320819720000</text:p>
          </table:table-cell>
          <table:table-cell office:value-type="float" office:value="208428900000" calcext:value-type="float">
            <text:p>208428900000</text:p>
          </table:table-cell>
        </table:table-row>
        <table:table-row table:style-name="ro2">
          <table:table-cell office:value-type="date" office:date-value="1996-04-01" calcext:value-type="date">
            <text:p>1996-04-01</text:p>
          </table:table-cell>
          <table:table-cell office:value-type="float" office:value="213787000000" calcext:value-type="float">
            <text:p>213787000000</text:p>
          </table:table-cell>
          <table:table-cell office:value-type="float" office:value="322446790000" calcext:value-type="float">
            <text:p>322446790000</text:p>
          </table:table-cell>
          <table:table-cell office:value-type="float" office:value="207555000000" calcext:value-type="float">
            <text:p>207555000000</text:p>
          </table:table-cell>
        </table:table-row>
        <table:table-row table:style-name="ro2">
          <table:table-cell office:value-type="date" office:date-value="1996-07-01" calcext:value-type="date">
            <text:p>1996-07-01</text:p>
          </table:table-cell>
          <table:table-cell office:value-type="float" office:value="216550000000" calcext:value-type="float">
            <text:p>216550000000</text:p>
          </table:table-cell>
          <table:table-cell office:value-type="float" office:value="323423010000" calcext:value-type="float">
            <text:p>323423010000</text:p>
          </table:table-cell>
          <table:table-cell office:value-type="float" office:value="207773300000" calcext:value-type="float">
            <text:p>207773300000</text:p>
          </table:table-cell>
        </table:table-row>
        <table:table-row table:style-name="ro2">
          <table:table-cell office:value-type="date" office:date-value="1996-10-01" calcext:value-type="date">
            <text:p>1996-10-01</text:p>
          </table:table-cell>
          <table:table-cell office:value-type="float" office:value="213946000000" calcext:value-type="float">
            <text:p>213946000000</text:p>
          </table:table-cell>
          <table:table-cell office:value-type="float" office:value="324001530000" calcext:value-type="float">
            <text:p>324001530000</text:p>
          </table:table-cell>
          <table:table-cell office:value-type="float" office:value="209265400000" calcext:value-type="float">
            <text:p>209265400000</text:p>
          </table:table-cell>
        </table:table-row>
        <table:table-row table:style-name="ro2">
          <table:table-cell office:value-type="date" office:date-value="1997-01-01" calcext:value-type="date">
            <text:p>1997-01-01</text:p>
          </table:table-cell>
          <table:table-cell office:value-type="float" office:value="213703000000" calcext:value-type="float">
            <text:p>213703000000</text:p>
          </table:table-cell>
          <table:table-cell office:value-type="float" office:value="324977780000" calcext:value-type="float">
            <text:p>324977780000</text:p>
          </table:table-cell>
          <table:table-cell office:value-type="float" office:value="209971900000" calcext:value-type="float">
            <text:p>209971900000</text:p>
          </table:table-cell>
        </table:table-row>
        <table:table-row table:style-name="ro2">
          <table:table-cell office:value-type="date" office:date-value="1997-04-01" calcext:value-type="date">
            <text:p>1997-04-01</text:p>
          </table:table-cell>
          <table:table-cell office:value-type="float" office:value="214678000000" calcext:value-type="float">
            <text:p>214678000000</text:p>
          </table:table-cell>
          <table:table-cell office:value-type="float" office:value="326677150000" calcext:value-type="float">
            <text:p>326677150000</text:p>
          </table:table-cell>
          <table:table-cell office:value-type="float" office:value="214931500000" calcext:value-type="float">
            <text:p>214931500000</text:p>
          </table:table-cell>
        </table:table-row>
        <table:table-row table:style-name="ro2">
          <table:table-cell office:value-type="date" office:date-value="1997-07-01" calcext:value-type="date">
            <text:p>1997-07-01</text:p>
          </table:table-cell>
          <table:table-cell office:value-type="float" office:value="216300000000" calcext:value-type="float">
            <text:p>216300000000</text:p>
          </table:table-cell>
          <table:table-cell office:value-type="float" office:value="323893060000" calcext:value-type="float">
            <text:p>323893060000</text:p>
          </table:table-cell>
          <table:table-cell office:value-type="float" office:value="216918300000" calcext:value-type="float">
            <text:p>216918300000</text:p>
          </table:table-cell>
        </table:table-row>
        <table:table-row table:style-name="ro2">
          <table:table-cell office:value-type="date" office:date-value="1997-10-01" calcext:value-type="date">
            <text:p>1997-10-01</text:p>
          </table:table-cell>
          <table:table-cell office:value-type="float" office:value="218466000000" calcext:value-type="float">
            <text:p>218466000000</text:p>
          </table:table-cell>
          <table:table-cell office:value-type="float" office:value="327038700000" calcext:value-type="float">
            <text:p>327038700000</text:p>
          </table:table-cell>
          <table:table-cell office:value-type="float" office:value="218516300000" calcext:value-type="float">
            <text:p>218516300000</text:p>
          </table:table-cell>
        </table:table-row>
        <table:table-row table:style-name="ro2">
          <table:table-cell office:value-type="date" office:date-value="1998-01-01" calcext:value-type="date">
            <text:p>1998-01-01</text:p>
          </table:table-cell>
          <table:table-cell office:value-type="float" office:value="220564000000" calcext:value-type="float">
            <text:p>220564000000</text:p>
          </table:table-cell>
          <table:table-cell office:value-type="float" office:value="328367520000" calcext:value-type="float">
            <text:p>328367520000</text:p>
          </table:table-cell>
          <table:table-cell office:value-type="float" office:value="219749500000" calcext:value-type="float">
            <text:p>219749500000</text:p>
          </table:table-cell>
        </table:table-row>
        <table:table-row table:style-name="ro2">
          <table:table-cell office:value-type="date" office:date-value="1998-04-01" calcext:value-type="date">
            <text:p>1998-04-01</text:p>
          </table:table-cell>
          <table:table-cell office:value-type="float" office:value="223546000000" calcext:value-type="float">
            <text:p>223546000000</text:p>
          </table:table-cell>
          <table:table-cell office:value-type="float" office:value="326812800000" calcext:value-type="float">
            <text:p>326812800000</text:p>
          </table:table-cell>
          <table:table-cell office:value-type="float" office:value="221491200000" calcext:value-type="float">
            <text:p>221491200000</text:p>
          </table:table-cell>
        </table:table-row>
        <table:table-row table:style-name="ro2">
          <table:table-cell office:value-type="date" office:date-value="1998-07-01" calcext:value-type="date">
            <text:p>1998-07-01</text:p>
          </table:table-cell>
          <table:table-cell office:value-type="float" office:value="225918000000" calcext:value-type="float">
            <text:p>225918000000</text:p>
          </table:table-cell>
          <table:table-cell office:value-type="float" office:value="329596800000" calcext:value-type="float">
            <text:p>329596800000</text:p>
          </table:table-cell>
          <table:table-cell office:value-type="float" office:value="223252000000" calcext:value-type="float">
            <text:p>223252000000</text:p>
          </table:table-cell>
        </table:table-row>
        <table:table-row table:style-name="ro2">
          <table:table-cell office:value-type="date" office:date-value="1998-10-01" calcext:value-type="date">
            <text:p>1998-10-01</text:p>
          </table:table-cell>
          <table:table-cell office:value-type="float" office:value="227643000000" calcext:value-type="float">
            <text:p>227643000000</text:p>
          </table:table-cell>
          <table:table-cell office:value-type="float" office:value="332814660000" calcext:value-type="float">
            <text:p>332814660000</text:p>
          </table:table-cell>
          <table:table-cell office:value-type="float" office:value="224314000000" calcext:value-type="float">
            <text:p>224314000000</text:p>
          </table:table-cell>
        </table:table-row>
        <table:table-row table:style-name="ro2">
          <table:table-cell office:value-type="date" office:date-value="1999-01-01" calcext:value-type="date">
            <text:p>1999-01-01</text:p>
          </table:table-cell>
          <table:table-cell office:value-type="float" office:value="227830000000" calcext:value-type="float">
            <text:p>227830000000</text:p>
          </table:table-cell>
          <table:table-cell office:value-type="float" office:value="336258710000" calcext:value-type="float">
            <text:p>336258710000</text:p>
          </table:table-cell>
          <table:table-cell office:value-type="float" office:value="224676300000" calcext:value-type="float">
            <text:p>224676300000</text:p>
          </table:table-cell>
        </table:table-row>
        <table:table-row table:style-name="ro2">
          <table:table-cell office:value-type="date" office:date-value="1999-04-01" calcext:value-type="date">
            <text:p>1999-04-01</text:p>
          </table:table-cell>
          <table:table-cell office:value-type="float" office:value="230022000000" calcext:value-type="float">
            <text:p>230022000000</text:p>
          </table:table-cell>
          <table:table-cell office:value-type="float" office:value="335897150000" calcext:value-type="float">
            <text:p>335897150000</text:p>
          </table:table-cell>
          <table:table-cell office:value-type="float" office:value="227131000000" calcext:value-type="float">
            <text:p>227131000000</text:p>
          </table:table-cell>
        </table:table-row>
        <table:table-row table:style-name="ro2">
          <table:table-cell office:value-type="date" office:date-value="1999-07-01" calcext:value-type="date">
            <text:p>1999-07-01</text:p>
          </table:table-cell>
          <table:table-cell office:value-type="float" office:value="234187000000" calcext:value-type="float">
            <text:p>234187000000</text:p>
          </table:table-cell>
          <table:table-cell office:value-type="float" office:value="336511810000" calcext:value-type="float">
            <text:p>336511810000</text:p>
          </table:table-cell>
          <table:table-cell office:value-type="float" office:value="229346800000" calcext:value-type="float">
            <text:p>229346800000</text:p>
          </table:table-cell>
        </table:table-row>
        <table:table-row table:style-name="ro2">
          <table:table-cell office:value-type="date" office:date-value="1999-10-01" calcext:value-type="date">
            <text:p>1999-10-01</text:p>
          </table:table-cell>
          <table:table-cell office:value-type="float" office:value="236640000000" calcext:value-type="float">
            <text:p>236640000000</text:p>
          </table:table-cell>
          <table:table-cell office:value-type="float" office:value="340850630000" calcext:value-type="float">
            <text:p>340850630000</text:p>
          </table:table-cell>
          <table:table-cell office:value-type="float" office:value="230333700000" calcext:value-type="float">
            <text:p>230333700000</text:p>
          </table:table-cell>
        </table:table-row>
        <table:table-row table:style-name="ro2">
          <table:table-cell office:value-type="date" office:date-value="2000-01-01" calcext:value-type="date">
            <text:p>2000-01-01</text:p>
          </table:table-cell>
          <table:table-cell office:value-type="float" office:value="238465000000" calcext:value-type="float">
            <text:p>238465000000</text:p>
          </table:table-cell>
          <table:table-cell office:value-type="float" office:value="342305860000" calcext:value-type="float">
            <text:p>342305860000</text:p>
          </table:table-cell>
          <table:table-cell office:value-type="float" office:value="230577000000" calcext:value-type="float">
            <text:p>230577000000</text:p>
          </table:table-cell>
        </table:table-row>
        <table:table-row table:style-name="ro2">
          <table:table-cell office:value-type="date" office:date-value="2000-04-01" calcext:value-type="date">
            <text:p>2000-04-01</text:p>
          </table:table-cell>
          <table:table-cell office:value-type="float" office:value="240666000000" calcext:value-type="float">
            <text:p>240666000000</text:p>
          </table:table-cell>
          <table:table-cell office:value-type="float" office:value="346138600000" calcext:value-type="float">
            <text:p>346138600000</text:p>
          </table:table-cell>
          <table:table-cell office:value-type="float" office:value="232620100000" calcext:value-type="float">
            <text:p>232620100000</text:p>
          </table:table-cell>
        </table:table-row>
        <table:table-row table:style-name="ro2">
          <table:table-cell office:value-type="date" office:date-value="2000-07-01" calcext:value-type="date">
            <text:p>2000-07-01</text:p>
          </table:table-cell>
          <table:table-cell office:value-type="float" office:value="241761000000" calcext:value-type="float">
            <text:p>241761000000</text:p>
          </table:table-cell>
          <table:table-cell office:value-type="float" office:value="346500170000" calcext:value-type="float">
            <text:p>346500170000</text:p>
          </table:table-cell>
          <table:table-cell office:value-type="float" office:value="233622800000" calcext:value-type="float">
            <text:p>233622800000</text:p>
          </table:table-cell>
        </table:table-row>
        <table:table-row table:style-name="ro2">
          <table:table-cell office:value-type="date" office:date-value="2000-10-01" calcext:value-type="date">
            <text:p>2000-10-01</text:p>
          </table:table-cell>
          <table:table-cell office:value-type="float" office:value="242565000000" calcext:value-type="float">
            <text:p>242565000000</text:p>
          </table:table-cell>
          <table:table-cell office:value-type="float" office:value="344619970000" calcext:value-type="float">
            <text:p>344619970000</text:p>
          </table:table-cell>
          <table:table-cell office:value-type="float" office:value="235414800000" calcext:value-type="float">
            <text:p>235414800000</text:p>
          </table:table-cell>
        </table:table-row>
        <table:table-row table:style-name="ro2">
          <table:table-cell office:value-type="date" office:date-value="2001-01-01" calcext:value-type="date">
            <text:p>2001-01-01</text:p>
          </table:table-cell>
          <table:table-cell office:value-type="float" office:value="244670000000" calcext:value-type="float">
            <text:p>244670000000</text:p>
          </table:table-cell>
          <table:table-cell office:value-type="float" office:value="350432180000" calcext:value-type="float">
            <text:p>350432180000</text:p>
          </table:table-cell>
          <table:table-cell office:value-type="float" office:value="235808400000" calcext:value-type="float">
            <text:p>235808400000</text:p>
          </table:table-cell>
        </table:table-row>
        <table:table-row table:style-name="ro2">
          <table:table-cell office:value-type="date" office:date-value="2001-04-01" calcext:value-type="date">
            <text:p>2001-04-01</text:p>
          </table:table-cell>
          <table:table-cell office:value-type="float" office:value="246334000000" calcext:value-type="float">
            <text:p>246334000000</text:p>
          </table:table-cell>
          <table:table-cell office:value-type="float" office:value="351083020000" calcext:value-type="float">
            <text:p>351083020000</text:p>
          </table:table-cell>
          <table:table-cell office:value-type="float" office:value="234883800000" calcext:value-type="float">
            <text:p>234883800000</text:p>
          </table:table-cell>
        </table:table-row>
        <table:table-row table:style-name="ro2">
          <table:table-cell office:value-type="date" office:date-value="2001-07-01" calcext:value-type="date">
            <text:p>2001-07-01</text:p>
          </table:table-cell>
          <table:table-cell office:value-type="float" office:value="248066000000" calcext:value-type="float">
            <text:p>248066000000</text:p>
          </table:table-cell>
          <table:table-cell office:value-type="float" office:value="351589200000" calcext:value-type="float">
            <text:p>351589200000</text:p>
          </table:table-cell>
          <table:table-cell office:value-type="float" office:value="233655900000" calcext:value-type="float">
            <text:p>233655900000</text:p>
          </table:table-cell>
        </table:table-row>
        <table:table-row table:style-name="ro2">
          <table:table-cell office:value-type="date" office:date-value="2001-10-01" calcext:value-type="date">
            <text:p>2001-10-01</text:p>
          </table:table-cell>
          <table:table-cell office:value-type="float" office:value="248585000000" calcext:value-type="float">
            <text:p>248585000000</text:p>
          </table:table-cell>
          <table:table-cell office:value-type="float" office:value="349672900000" calcext:value-type="float">
            <text:p>349672900000</text:p>
          </table:table-cell>
          <table:table-cell office:value-type="float" office:value="233826500000" calcext:value-type="float">
            <text:p>233826500000</text:p>
          </table:table-cell>
        </table:table-row>
        <table:table-row table:style-name="ro2">
          <table:table-cell office:value-type="date" office:date-value="2002-01-01" calcext:value-type="date">
            <text:p>2002-01-01</text:p>
          </table:table-cell>
          <table:table-cell office:value-type="float" office:value="249822000000" calcext:value-type="float">
            <text:p>249822000000</text:p>
          </table:table-cell>
          <table:table-cell office:value-type="float" office:value="347033460000" calcext:value-type="float">
            <text:p>347033460000</text:p>
          </table:table-cell>
          <table:table-cell office:value-type="float" office:value="234384800000" calcext:value-type="float">
            <text:p>234384800000</text:p>
          </table:table-cell>
        </table:table-row>
        <table:table-row table:style-name="ro2">
          <table:table-cell office:value-type="date" office:date-value="2002-04-01" calcext:value-type="date">
            <text:p>2002-04-01</text:p>
          </table:table-cell>
          <table:table-cell office:value-type="float" office:value="251169000000" calcext:value-type="float">
            <text:p>251169000000</text:p>
          </table:table-cell>
          <table:table-cell office:value-type="float" office:value="346491080000" calcext:value-type="float">
            <text:p>346491080000</text:p>
          </table:table-cell>
          <table:table-cell office:value-type="float" office:value="233508300000" calcext:value-type="float">
            <text:p>233508300000</text:p>
          </table:table-cell>
        </table:table-row>
        <table:table-row table:style-name="ro2">
          <table:table-cell office:value-type="date" office:date-value="2002-07-01" calcext:value-type="date">
            <text:p>2002-07-01</text:p>
          </table:table-cell>
          <table:table-cell office:value-type="float" office:value="252765000000" calcext:value-type="float">
            <text:p>252765000000</text:p>
          </table:table-cell>
          <table:table-cell office:value-type="float" office:value="348407390000" calcext:value-type="float">
            <text:p>348407390000</text:p>
          </table:table-cell>
          <table:table-cell office:value-type="float" office:value="234543700000" calcext:value-type="float">
            <text:p>234543700000</text:p>
          </table:table-cell>
        </table:table-row>
        <table:table-row table:style-name="ro2">
          <table:table-cell office:value-type="date" office:date-value="2002-10-01" calcext:value-type="date">
            <text:p>2002-10-01</text:p>
          </table:table-cell>
          <table:table-cell office:value-type="float" office:value="254187000000" calcext:value-type="float">
            <text:p>254187000000</text:p>
          </table:table-cell>
          <table:table-cell office:value-type="float" office:value="350612970000" calcext:value-type="float">
            <text:p>350612970000</text:p>
          </table:table-cell>
          <table:table-cell office:value-type="float" office:value="236130100000" calcext:value-type="float">
            <text:p>236130100000</text:p>
          </table:table-cell>
        </table:table-row>
        <table:table-row table:style-name="ro2">
          <table:table-cell office:value-type="date" office:date-value="2003-01-01" calcext:value-type="date">
            <text:p>2003-01-01</text:p>
          </table:table-cell>
          <table:table-cell office:value-type="float" office:value="254644000000" calcext:value-type="float">
            <text:p>254644000000</text:p>
          </table:table-cell>
          <table:table-cell office:value-type="float" office:value="348624350000" calcext:value-type="float">
            <text:p>348624350000</text:p>
          </table:table-cell>
          <table:table-cell office:value-type="float" office:value="235746600000" calcext:value-type="float">
            <text:p>235746600000</text:p>
          </table:table-cell>
        </table:table-row>
        <table:table-row table:style-name="ro2">
          <table:table-cell office:value-type="date" office:date-value="2003-04-01" calcext:value-type="date">
            <text:p>2003-04-01</text:p>
          </table:table-cell>
          <table:table-cell office:value-type="float" office:value="254435000000" calcext:value-type="float">
            <text:p>254435000000</text:p>
          </table:table-cell>
          <table:table-cell office:value-type="float" office:value="348696660000" calcext:value-type="float">
            <text:p>348696660000</text:p>
          </table:table-cell>
          <table:table-cell office:value-type="float" office:value="236166500000" calcext:value-type="float">
            <text:p>236166500000</text:p>
          </table:table-cell>
        </table:table-row>
        <table:table-row table:style-name="ro2">
          <table:table-cell office:value-type="date" office:date-value="2003-07-01" calcext:value-type="date">
            <text:p>2003-07-01</text:p>
          </table:table-cell>
          <table:table-cell office:value-type="float" office:value="256659000000" calcext:value-type="float">
            <text:p>256659000000</text:p>
          </table:table-cell>
          <table:table-cell office:value-type="float" office:value="348624340000" calcext:value-type="float">
            <text:p>348624340000</text:p>
          </table:table-cell>
          <table:table-cell office:value-type="float" office:value="237016100000" calcext:value-type="float">
            <text:p>237016100000</text:p>
          </table:table-cell>
        </table:table-row>
        <table:table-row table:style-name="ro2">
          <table:table-cell office:value-type="date" office:date-value="2003-10-01" calcext:value-type="date">
            <text:p>2003-10-01</text:p>
          </table:table-cell>
          <table:table-cell office:value-type="float" office:value="256843000000" calcext:value-type="float">
            <text:p>256843000000</text:p>
          </table:table-cell>
          <table:table-cell office:value-type="float" office:value="348479720000" calcext:value-type="float">
            <text:p>348479720000</text:p>
          </table:table-cell>
          <table:table-cell office:value-type="float" office:value="237234800000" calcext:value-type="float">
            <text:p>237234800000</text:p>
          </table:table-cell>
        </table:table-row>
        <table:table-row table:style-name="ro2">
          <table:table-cell office:value-type="date" office:date-value="2004-01-01" calcext:value-type="date">
            <text:p>2004-01-01</text:p>
          </table:table-cell>
          <table:table-cell office:value-type="float" office:value="258372000000" calcext:value-type="float">
            <text:p>258372000000</text:p>
          </table:table-cell>
          <table:table-cell office:value-type="float" office:value="350296610000" calcext:value-type="float">
            <text:p>350296610000</text:p>
          </table:table-cell>
          <table:table-cell office:value-type="float" office:value="238291500000" calcext:value-type="float">
            <text:p>238291500000</text:p>
          </table:table-cell>
        </table:table-row>
        <table:table-row table:style-name="ro2">
          <table:table-cell office:value-type="date" office:date-value="2004-04-01" calcext:value-type="date">
            <text:p>2004-04-01</text:p>
          </table:table-cell>
          <table:table-cell office:value-type="float" office:value="259731000000" calcext:value-type="float">
            <text:p>259731000000</text:p>
          </table:table-cell>
          <table:table-cell office:value-type="float" office:value="349464980000" calcext:value-type="float">
            <text:p>349464980000</text:p>
          </table:table-cell>
          <table:table-cell office:value-type="float" office:value="238501800000" calcext:value-type="float">
            <text:p>238501800000</text:p>
          </table:table-cell>
        </table:table-row>
        <table:table-row table:style-name="ro2">
          <table:table-cell office:value-type="date" office:date-value="2004-07-01" calcext:value-type="date">
            <text:p>2004-07-01</text:p>
          </table:table-cell>
          <table:table-cell office:value-type="float" office:value="259914000000" calcext:value-type="float">
            <text:p>259914000000</text:p>
          </table:table-cell>
          <table:table-cell office:value-type="float" office:value="348994920000" calcext:value-type="float">
            <text:p>348994920000</text:p>
          </table:table-cell>
          <table:table-cell office:value-type="float" office:value="238828200000" calcext:value-type="float">
            <text:p>238828200000</text:p>
          </table:table-cell>
        </table:table-row>
        <table:table-row table:style-name="ro2">
          <table:table-cell office:value-type="date" office:date-value="2004-10-01" calcext:value-type="date">
            <text:p>2004-10-01</text:p>
          </table:table-cell>
          <table:table-cell office:value-type="float" office:value="263375000000" calcext:value-type="float">
            <text:p>263375000000</text:p>
          </table:table-cell>
          <table:table-cell office:value-type="float" office:value="351272860000" calcext:value-type="float">
            <text:p>351272860000</text:p>
          </table:table-cell>
          <table:table-cell office:value-type="float" office:value="240232800000" calcext:value-type="float">
            <text:p>240232800000</text:p>
          </table:table-cell>
        </table:table-row>
        <table:table-row table:style-name="ro2">
          <table:table-cell office:value-type="date" office:date-value="2005-01-01" calcext:value-type="date">
            <text:p>2005-01-01</text:p>
          </table:table-cell>
          <table:table-cell office:value-type="float" office:value="264863000000" calcext:value-type="float">
            <text:p>264863000000</text:p>
          </table:table-cell>
          <table:table-cell office:value-type="float" office:value="351589210000" calcext:value-type="float">
            <text:p>351589210000</text:p>
          </table:table-cell>
          <table:table-cell office:value-type="float" office:value="239409300000" calcext:value-type="float">
            <text:p>239409300000</text:p>
          </table:table-cell>
        </table:table-row>
        <table:table-row table:style-name="ro2">
          <table:table-cell office:value-type="date" office:date-value="2005-04-01" calcext:value-type="date">
            <text:p>2005-04-01</text:p>
          </table:table-cell>
          <table:table-cell office:value-type="float" office:value="265787000000" calcext:value-type="float">
            <text:p>265787000000</text:p>
          </table:table-cell>
          <table:table-cell office:value-type="float" office:value="351553050000" calcext:value-type="float">
            <text:p>351553050000</text:p>
          </table:table-cell>
          <table:table-cell office:value-type="float" office:value="241460600000" calcext:value-type="float">
            <text:p>241460600000</text:p>
          </table:table-cell>
        </table:table-row>
        <table:table-row table:style-name="ro2">
          <table:table-cell office:value-type="date" office:date-value="2005-07-01" calcext:value-type="date">
            <text:p>2005-07-01</text:p>
          </table:table-cell>
          <table:table-cell office:value-type="float" office:value="267112000000" calcext:value-type="float">
            <text:p>267112000000</text:p>
          </table:table-cell>
          <table:table-cell office:value-type="float" office:value="352203870000" calcext:value-type="float">
            <text:p>352203870000</text:p>
          </table:table-cell>
          <table:table-cell office:value-type="float" office:value="243333500000" calcext:value-type="float">
            <text:p>243333500000</text:p>
          </table:table-cell>
        </table:table-row>
        <table:table-row table:style-name="ro2">
          <table:table-cell office:value-type="date" office:date-value="2005-10-01" calcext:value-type="date">
            <text:p>2005-10-01</text:p>
          </table:table-cell>
          <table:table-cell office:value-type="float" office:value="268954000000" calcext:value-type="float">
            <text:p>268954000000</text:p>
          </table:table-cell>
          <table:table-cell office:value-type="float" office:value="352529310000" calcext:value-type="float">
            <text:p>352529310000</text:p>
          </table:table-cell>
          <table:table-cell office:value-type="float" office:value="243752100000" calcext:value-type="float">
            <text:p>243752100000</text:p>
          </table:table-cell>
        </table:table-row>
        <table:table-row table:style-name="ro2">
          <table:table-cell office:value-type="date" office:date-value="2006-01-01" calcext:value-type="date">
            <text:p>2006-01-01</text:p>
          </table:table-cell>
          <table:table-cell office:value-type="float" office:value="271112000000" calcext:value-type="float">
            <text:p>271112000000</text:p>
          </table:table-cell>
          <table:table-cell office:value-type="float" office:value="355105400000" calcext:value-type="float">
            <text:p>355105400000</text:p>
          </table:table-cell>
          <table:table-cell office:value-type="float" office:value="244584200000" calcext:value-type="float">
            <text:p>244584200000</text:p>
          </table:table-cell>
        </table:table-row>
        <table:table-row table:style-name="ro2">
          <table:table-cell office:value-type="date" office:date-value="2006-04-01" calcext:value-type="date">
            <text:p>2006-04-01</text:p>
          </table:table-cell>
          <table:table-cell office:value-type="float" office:value="272889000000" calcext:value-type="float">
            <text:p>272889000000</text:p>
          </table:table-cell>
          <table:table-cell office:value-type="float" office:value="356407100000" calcext:value-type="float">
            <text:p>356407100000</text:p>
          </table:table-cell>
          <table:table-cell office:value-type="float" office:value="244486600000" calcext:value-type="float">
            <text:p>244486600000</text:p>
          </table:table-cell>
        </table:table-row>
        <table:table-row table:style-name="ro2">
          <table:table-cell office:value-type="date" office:date-value="2006-07-01" calcext:value-type="date">
            <text:p>2006-07-01</text:p>
          </table:table-cell>
          <table:table-cell office:value-type="float" office:value="272774000000" calcext:value-type="float">
            <text:p>272774000000</text:p>
          </table:table-cell>
          <table:table-cell office:value-type="float" office:value="356587870000" calcext:value-type="float">
            <text:p>356587870000</text:p>
          </table:table-cell>
          <table:table-cell office:value-type="float" office:value="245724100000" calcext:value-type="float">
            <text:p>245724100000</text:p>
          </table:table-cell>
        </table:table-row>
        <table:table-row table:style-name="ro2">
          <table:table-cell office:value-type="date" office:date-value="2006-10-01" calcext:value-type="date">
            <text:p>2006-10-01</text:p>
          </table:table-cell>
          <table:table-cell office:value-type="float" office:value="274858000000" calcext:value-type="float">
            <text:p>274858000000</text:p>
          </table:table-cell>
          <table:table-cell office:value-type="float" office:value="362517740000" calcext:value-type="float">
            <text:p>362517740000</text:p>
          </table:table-cell>
          <table:table-cell office:value-type="float" office:value="246943000000" calcext:value-type="float">
            <text:p>246943000000</text:p>
          </table:table-cell>
        </table:table-row>
        <table:table-row table:style-name="ro2">
          <table:table-cell office:value-type="date" office:date-value="2007-01-01" calcext:value-type="date">
            <text:p>2007-01-01</text:p>
          </table:table-cell>
          <table:table-cell office:value-type="float" office:value="276701000000" calcext:value-type="float">
            <text:p>276701000000</text:p>
          </table:table-cell>
          <table:table-cell office:value-type="float" office:value="354951780000" calcext:value-type="float">
            <text:p>354951780000</text:p>
          </table:table-cell>
          <table:table-cell office:value-type="float" office:value="247961200000" calcext:value-type="float">
            <text:p>247961200000</text:p>
          </table:table-cell>
        </table:table-row>
        <table:table-row table:style-name="ro2">
          <table:table-cell office:value-type="date" office:date-value="2007-04-01" calcext:value-type="date">
            <text:p>2007-04-01</text:p>
          </table:table-cell>
          <table:table-cell office:value-type="float" office:value="279243000000" calcext:value-type="float">
            <text:p>279243000000</text:p>
          </table:table-cell>
          <table:table-cell office:value-type="float" office:value="358025130000" calcext:value-type="float">
            <text:p>358025130000</text:p>
          </table:table-cell>
          <table:table-cell office:value-type="float" office:value="248871500000" calcext:value-type="float">
            <text:p>248871500000</text:p>
          </table:table-cell>
        </table:table-row>
        <table:table-row table:style-name="ro2">
          <table:table-cell office:value-type="date" office:date-value="2007-07-01" calcext:value-type="date">
            <text:p>2007-07-01</text:p>
          </table:table-cell>
          <table:table-cell office:value-type="float" office:value="281470000000" calcext:value-type="float">
            <text:p>281470000000</text:p>
          </table:table-cell>
          <table:table-cell office:value-type="float" office:value="358784420000" calcext:value-type="float">
            <text:p>358784420000</text:p>
          </table:table-cell>
          <table:table-cell office:value-type="float" office:value="248325000000" calcext:value-type="float">
            <text:p>248325000000</text:p>
          </table:table-cell>
        </table:table-row>
        <table:table-row table:style-name="ro2">
          <table:table-cell office:value-type="date" office:date-value="2007-10-01" calcext:value-type="date">
            <text:p>2007-10-01</text:p>
          </table:table-cell>
          <table:table-cell office:value-type="float" office:value="282441000000" calcext:value-type="float">
            <text:p>282441000000</text:p>
          </table:table-cell>
          <table:table-cell office:value-type="float" office:value="359182140000" calcext:value-type="float">
            <text:p>359182140000</text:p>
          </table:table-cell>
          <table:table-cell office:value-type="float" office:value="248232700000" calcext:value-type="float">
            <text:p>248232700000</text:p>
          </table:table-cell>
        </table:table-row>
        <table:table-row table:style-name="ro2">
          <table:table-cell office:value-type="date" office:date-value="2008-01-01" calcext:value-type="date">
            <text:p>2008-01-01</text:p>
          </table:table-cell>
          <table:table-cell office:value-type="float" office:value="281434000000" calcext:value-type="float">
            <text:p>281434000000</text:p>
          </table:table-cell>
          <table:table-cell office:value-type="float" office:value="359227330000" calcext:value-type="float">
            <text:p>359227330000</text:p>
          </table:table-cell>
          <table:table-cell office:value-type="float" office:value="247791500000" calcext:value-type="float">
            <text:p>247791500000</text:p>
          </table:table-cell>
        </table:table-row>
        <table:table-row table:style-name="ro2">
          <table:table-cell office:value-type="date" office:date-value="2008-04-01" calcext:value-type="date">
            <text:p>2008-04-01</text:p>
          </table:table-cell>
          <table:table-cell office:value-type="float" office:value="281411000000" calcext:value-type="float">
            <text:p>281411000000</text:p>
          </table:table-cell>
          <table:table-cell office:value-type="float" office:value="359082710000" calcext:value-type="float">
            <text:p>359082710000</text:p>
          </table:table-cell>
          <table:table-cell office:value-type="float" office:value="246486700000" calcext:value-type="float">
            <text:p>246486700000</text:p>
          </table:table-cell>
        </table:table-row>
        <table:table-row table:style-name="ro2">
          <table:table-cell office:value-type="date" office:date-value="2008-07-01" calcext:value-type="date">
            <text:p>2008-07-01</text:p>
          </table:table-cell>
          <table:table-cell office:value-type="float" office:value="281249000000" calcext:value-type="float">
            <text:p>281249000000</text:p>
          </table:table-cell>
          <table:table-cell office:value-type="float" office:value="359661240000" calcext:value-type="float">
            <text:p>359661240000</text:p>
          </table:table-cell>
          <table:table-cell office:value-type="float" office:value="244745700000" calcext:value-type="float">
            <text:p>244745700000</text:p>
          </table:table-cell>
        </table:table-row>
        <table:table-row table:style-name="ro2">
          <table:table-cell office:value-type="date" office:date-value="2008-10-01" calcext:value-type="date">
            <text:p>2008-10-01</text:p>
          </table:table-cell>
          <table:table-cell office:value-type="float" office:value="280550000000" calcext:value-type="float">
            <text:p>280550000000</text:p>
          </table:table-cell>
          <table:table-cell office:value-type="float" office:value="359371960000" calcext:value-type="float">
            <text:p>359371960000</text:p>
          </table:table-cell>
          <table:table-cell office:value-type="float" office:value="243638800000" calcext:value-type="float">
            <text:p>243638800000</text:p>
          </table:table-cell>
        </table:table-row>
        <table:table-row table:style-name="ro2">
          <table:table-cell office:value-type="date" office:date-value="2009-01-01" calcext:value-type="date">
            <text:p>2009-01-01</text:p>
          </table:table-cell>
          <table:table-cell office:value-type="float" office:value="280290000000" calcext:value-type="float">
            <text:p>280290000000</text:p>
          </table:table-cell>
          <table:table-cell office:value-type="float" office:value="361884830000" calcext:value-type="float">
            <text:p>361884830000</text:p>
          </table:table-cell>
          <table:table-cell office:value-type="float" office:value="241206700000" calcext:value-type="float">
            <text:p>241206700000</text:p>
          </table:table-cell>
        </table:table-row>
        <table:table-row table:style-name="ro2">
          <table:table-cell office:value-type="date" office:date-value="2009-04-01" calcext:value-type="date">
            <text:p>2009-04-01</text:p>
          </table:table-cell>
          <table:table-cell office:value-type="float" office:value="281963000000" calcext:value-type="float">
            <text:p>281963000000</text:p>
          </table:table-cell>
          <table:table-cell office:value-type="float" office:value="362282560000" calcext:value-type="float">
            <text:p>362282560000</text:p>
          </table:table-cell>
          <table:table-cell office:value-type="float" office:value="241032900000" calcext:value-type="float">
            <text:p>241032900000</text:p>
          </table:table-cell>
        </table:table-row>
        <table:table-row table:style-name="ro2">
          <table:table-cell office:value-type="date" office:date-value="2009-07-01" calcext:value-type="date">
            <text:p>2009-07-01</text:p>
          </table:table-cell>
          <table:table-cell office:value-type="float" office:value="282143000000" calcext:value-type="float">
            <text:p>282143000000</text:p>
          </table:table-cell>
          <table:table-cell office:value-type="float" office:value="358088490000" calcext:value-type="float">
            <text:p>358088490000</text:p>
          </table:table-cell>
          <table:table-cell office:value-type="float" office:value="241839800000" calcext:value-type="float">
            <text:p>241839800000</text:p>
          </table:table-cell>
        </table:table-row>
        <table:table-row table:style-name="ro2">
          <table:table-cell office:value-type="date" office:date-value="2009-10-01" calcext:value-type="date">
            <text:p>2009-10-01</text:p>
          </table:table-cell>
          <table:table-cell office:value-type="float" office:value="284459000000" calcext:value-type="float">
            <text:p>284459000000</text:p>
          </table:table-cell>
          <table:table-cell office:value-type="float" office:value="358883890000" calcext:value-type="float">
            <text:p>358883890000</text:p>
          </table:table-cell>
          <table:table-cell office:value-type="float" office:value="243404700000" calcext:value-type="float">
            <text:p>243404700000</text:p>
          </table:table-cell>
        </table:table-row>
        <table:table-row table:style-name="ro2">
          <table:table-cell office:value-type="date" office:date-value="2010-01-01" calcext:value-type="date">
            <text:p>2010-01-01</text:p>
          </table:table-cell>
          <table:table-cell office:value-type="float" office:value="285659000000" calcext:value-type="float">
            <text:p>285659000000</text:p>
          </table:table-cell>
          <table:table-cell office:value-type="float" office:value="358829570000" calcext:value-type="float">
            <text:p>358829570000</text:p>
          </table:table-cell>
          <table:table-cell office:value-type="float" office:value="243394100000" calcext:value-type="float">
            <text:p>243394100000</text:p>
          </table:table-cell>
        </table:table-row>
        <table:table-row table:style-name="ro2">
          <table:table-cell office:value-type="date" office:date-value="2010-04-01" calcext:value-type="date">
            <text:p>2010-04-01</text:p>
          </table:table-cell>
          <table:table-cell office:value-type="float" office:value="286426000000" calcext:value-type="float">
            <text:p>286426000000</text:p>
          </table:table-cell>
          <table:table-cell office:value-type="float" office:value="360999050000" calcext:value-type="float">
            <text:p>360999050000</text:p>
          </table:table-cell>
          <table:table-cell office:value-type="float" office:value="243621100000" calcext:value-type="float">
            <text:p>243621100000</text:p>
          </table:table-cell>
        </table:table-row>
        <table:table-row table:style-name="ro2">
          <table:table-cell office:value-type="date" office:date-value="2010-07-01" calcext:value-type="date">
            <text:p>2010-07-01</text:p>
          </table:table-cell>
          <table:table-cell office:value-type="float" office:value="287852000000" calcext:value-type="float">
            <text:p>287852000000</text:p>
          </table:table-cell>
          <table:table-cell office:value-type="float" office:value="361396760000" calcext:value-type="float">
            <text:p>361396760000</text:p>
          </table:table-cell>
          <table:table-cell office:value-type="float" office:value="245478800000" calcext:value-type="float">
            <text:p>245478800000</text:p>
          </table:table-cell>
        </table:table-row>
        <table:table-row table:style-name="ro2">
          <table:table-cell office:value-type="date" office:date-value="2010-10-01" calcext:value-type="date">
            <text:p>2010-10-01</text:p>
          </table:table-cell>
          <table:table-cell office:value-type="float" office:value="289820000000" calcext:value-type="float">
            <text:p>289820000000</text:p>
          </table:table-cell>
          <table:table-cell office:value-type="float" office:value="363602410000" calcext:value-type="float">
            <text:p>363602410000</text:p>
          </table:table-cell>
          <table:table-cell office:value-type="float" office:value="246704000000" calcext:value-type="float">
            <text:p>246704000000</text:p>
          </table:table-cell>
        </table:table-row>
        <table:table-row table:style-name="ro2">
          <table:table-cell office:value-type="date" office:date-value="2011-01-01" calcext:value-type="date">
            <text:p>2011-01-01</text:p>
          </table:table-cell>
          <table:table-cell office:value-type="float" office:value="291730000000" calcext:value-type="float">
            <text:p>291730000000</text:p>
          </table:table-cell>
          <table:table-cell office:value-type="float" office:value="365618070000" calcext:value-type="float">
            <text:p>365618070000</text:p>
          </table:table-cell>
          <table:table-cell office:value-type="float" office:value="246255500000" calcext:value-type="float">
            <text:p>246255500000</text:p>
          </table:table-cell>
        </table:table-row>
        <table:table-row table:style-name="ro2">
          <table:table-cell office:value-type="date" office:date-value="2011-04-01" calcext:value-type="date">
            <text:p>2011-04-01</text:p>
          </table:table-cell>
          <table:table-cell office:value-type="float" office:value="288215000000" calcext:value-type="float">
            <text:p>288215000000</text:p>
          </table:table-cell>
          <table:table-cell office:value-type="float" office:value="363340190000" calcext:value-type="float">
            <text:p>363340190000</text:p>
          </table:table-cell>
          <table:table-cell office:value-type="float" office:value="246377500000" calcext:value-type="float">
            <text:p>246377500000</text:p>
          </table:table-cell>
        </table:table-row>
        <table:table-row table:style-name="ro2">
          <table:table-cell office:value-type="date" office:date-value="2011-07-01" calcext:value-type="date">
            <text:p>2011-07-01</text:p>
          </table:table-cell>
          <table:table-cell office:value-type="float" office:value="288615000000" calcext:value-type="float">
            <text:p>288615000000</text:p>
          </table:table-cell>
          <table:table-cell office:value-type="float" office:value="367462050000" calcext:value-type="float">
            <text:p>367462050000</text:p>
          </table:table-cell>
          <table:table-cell office:value-type="float" office:value="245099900000" calcext:value-type="float">
            <text:p>245099900000</text:p>
          </table:table-cell>
        </table:table-row>
        <table:table-row table:style-name="ro2">
          <table:table-cell office:value-type="date" office:date-value="2011-10-01" calcext:value-type="date">
            <text:p>2011-10-01</text:p>
          </table:table-cell>
          <table:table-cell office:value-type="float" office:value="287657000000" calcext:value-type="float">
            <text:p>287657000000</text:p>
          </table:table-cell>
          <table:table-cell office:value-type="float" office:value="367895930000" calcext:value-type="float">
            <text:p>367895930000</text:p>
          </table:table-cell>
          <table:table-cell office:value-type="float" office:value="241060500000" calcext:value-type="float">
            <text:p>241060500000</text:p>
          </table:table-cell>
        </table:table-row>
        <table:table-row table:style-name="ro2">
          <table:table-cell office:value-type="date" office:date-value="2012-01-01" calcext:value-type="date">
            <text:p>2012-01-01</text:p>
          </table:table-cell>
          <table:table-cell office:value-type="float" office:value="288360000000" calcext:value-type="float">
            <text:p>288360000000</text:p>
          </table:table-cell>
          <table:table-cell office:value-type="float" office:value="369893590000" calcext:value-type="float">
            <text:p>369893590000</text:p>
          </table:table-cell>
          <table:table-cell office:value-type="float" office:value="237576400000" calcext:value-type="float">
            <text:p>237576400000</text:p>
          </table:table-cell>
        </table:table-row>
        <table:table-row table:style-name="ro2">
          <table:table-cell office:value-type="date" office:date-value="2012-04-01" calcext:value-type="date">
            <text:p>2012-04-01</text:p>
          </table:table-cell>
          <table:table-cell office:value-type="float" office:value="287748000000" calcext:value-type="float">
            <text:p>287748000000</text:p>
          </table:table-cell>
          <table:table-cell office:value-type="float" office:value="370833680000" calcext:value-type="float">
            <text:p>370833680000</text:p>
          </table:table-cell>
          <table:table-cell office:value-type="float" office:value="235998800000" calcext:value-type="float">
            <text:p>235998800000</text:p>
          </table:table-cell>
        </table:table-row>
        <table:table-row table:style-name="ro2">
          <table:table-cell office:value-type="date" office:date-value="2012-07-01" calcext:value-type="date">
            <text:p>2012-07-01</text:p>
          </table:table-cell>
          <table:table-cell office:value-type="float" office:value="287499000000" calcext:value-type="float">
            <text:p>287499000000</text:p>
          </table:table-cell>
          <table:table-cell office:value-type="float" office:value="371665300000" calcext:value-type="float">
            <text:p>371665300000</text:p>
          </table:table-cell>
          <table:table-cell office:value-type="float" office:value="234035600000" calcext:value-type="float">
            <text:p>234035600000</text:p>
          </table:table-cell>
        </table:table-row>
        <table:table-row table:style-name="ro2">
          <table:table-cell office:value-type="date" office:date-value="2012-10-01" calcext:value-type="date">
            <text:p>2012-10-01</text:p>
          </table:table-cell>
          <table:table-cell office:value-type="float" office:value="288032000000" calcext:value-type="float">
            <text:p>288032000000</text:p>
          </table:table-cell>
          <table:table-cell office:value-type="float" office:value="372316160000" calcext:value-type="float">
            <text:p>372316160000</text:p>
          </table:table-cell>
          <table:table-cell office:value-type="float" office:value="232482300000" calcext:value-type="float">
            <text:p>232482300000</text:p>
          </table:table-cell>
        </table:table-row>
        <table:table-row table:style-name="ro2">
          <table:table-cell office:value-type="date" office:date-value="2013-01-01" calcext:value-type="date">
            <text:p>2013-01-01</text:p>
          </table:table-cell>
          <table:table-cell office:value-type="float" office:value="288486000000" calcext:value-type="float">
            <text:p>288486000000</text:p>
          </table:table-cell>
          <table:table-cell office:value-type="float" office:value="371556780000" calcext:value-type="float">
            <text:p>371556780000</text:p>
          </table:table-cell>
          <table:table-cell office:value-type="float" office:value="229928400000" calcext:value-type="float">
            <text:p>229928400000</text:p>
          </table:table-cell>
        </table:table-row>
        <table:table-row table:style-name="ro2">
          <table:table-cell office:value-type="date" office:date-value="2013-04-01" calcext:value-type="date">
            <text:p>2013-04-01</text:p>
          </table:table-cell>
          <table:table-cell office:value-type="float" office:value="289496000000" calcext:value-type="float">
            <text:p>289496000000</text:p>
          </table:table-cell>
          <table:table-cell office:value-type="float" office:value="373907020000" calcext:value-type="float">
            <text:p>373907020000</text:p>
          </table:table-cell>
          <table:table-cell office:value-type="float" office:value="228762300000" calcext:value-type="float">
            <text:p>228762300000</text:p>
          </table:table-cell>
        </table:table-row>
        <table:table-row table:style-name="ro2">
          <table:table-cell office:value-type="date" office:date-value="2013-07-01" calcext:value-type="date">
            <text:p>2013-07-01</text:p>
          </table:table-cell>
          <table:table-cell office:value-type="float" office:value="289301000000" calcext:value-type="float">
            <text:p>289301000000</text:p>
          </table:table-cell>
          <table:table-cell office:value-type="float" office:value="375895690000" calcext:value-type="float">
            <text:p>375895690000</text:p>
          </table:table-cell>
          <table:table-cell office:value-type="float" office:value="229016000000" calcext:value-type="float">
            <text:p>229016000000</text:p>
          </table:table-cell>
        </table:table-row>
        <table:table-row table:style-name="ro2">
          <table:table-cell office:value-type="date" office:date-value="2013-10-01" calcext:value-type="date">
            <text:p>2013-10-01</text:p>
          </table:table-cell>
          <table:table-cell office:value-type="float" office:value="291310000000" calcext:value-type="float">
            <text:p>291310000000</text:p>
          </table:table-cell>
          <table:table-cell office:value-type="float" office:value="374738630000" calcext:value-type="float">
            <text:p>374738630000</text:p>
          </table:table-cell>
          <table:table-cell office:value-type="float" office:value="229368400000" calcext:value-type="float">
            <text:p>229368400000</text:p>
          </table:table-cell>
        </table:table-row>
        <table:table-row table:style-name="ro2">
          <table:table-cell office:value-type="date" office:date-value="2014-01-01" calcext:value-type="date">
            <text:p>2014-01-01</text:p>
          </table:table-cell>
          <table:table-cell office:value-type="float" office:value="289817000000" calcext:value-type="float">
            <text:p>289817000000</text:p>
          </table:table-cell>
          <table:table-cell office:value-type="float" office:value="375696840000" calcext:value-type="float">
            <text:p>375696840000</text:p>
          </table:table-cell>
          <table:table-cell office:value-type="float" office:value="229012800000" calcext:value-type="float">
            <text:p>229012800000</text:p>
          </table:table-cell>
        </table:table-row>
        <table:table-row table:style-name="ro2">
          <table:table-cell office:value-type="date" office:date-value="2014-04-01" calcext:value-type="date">
            <text:p>2014-04-01</text:p>
          </table:table-cell>
          <table:table-cell office:value-type="float" office:value="291615000000" calcext:value-type="float">
            <text:p>291615000000</text:p>
          </table:table-cell>
          <table:table-cell office:value-type="float" office:value="376239170000" calcext:value-type="float">
            <text:p>376239170000</text:p>
          </table:table-cell>
          <table:table-cell office:value-type="float" office:value="229422300000" calcext:value-type="float">
            <text:p>229422300000</text:p>
          </table:table-cell>
        </table:table-row>
        <table:table-row table:style-name="ro2">
          <table:table-cell office:value-type="date" office:date-value="2014-07-01" calcext:value-type="date">
            <text:p>2014-07-01</text:p>
          </table:table-cell>
          <table:table-cell office:value-type="float" office:value="293021000000" calcext:value-type="float">
            <text:p>293021000000</text:p>
          </table:table-cell>
          <table:table-cell office:value-type="float" office:value="378878550000" calcext:value-type="float">
            <text:p>378878550000</text:p>
          </table:table-cell>
          <table:table-cell office:value-type="float" office:value="229941000000" calcext:value-type="float">
            <text:p>229941000000</text:p>
          </table:table-cell>
        </table:table-row>
        <table:table-row table:style-name="ro2">
          <table:table-cell office:value-type="date" office:date-value="2014-10-01" calcext:value-type="date">
            <text:p>2014-10-01</text:p>
          </table:table-cell>
          <table:table-cell office:value-type="float" office:value="293894000000" calcext:value-type="float">
            <text:p>293894000000</text:p>
          </table:table-cell>
          <table:table-cell office:value-type="float" office:value="381084070000" calcext:value-type="float">
            <text:p>381084070000</text:p>
          </table:table-cell>
          <table:table-cell office:value-type="float" office:value="230945500000" calcext:value-type="float">
            <text:p>230945500000</text:p>
          </table:table-cell>
        </table:table-row>
        <table:table-row table:style-name="ro2">
          <table:table-cell office:value-type="date" office:date-value="2015-01-01" calcext:value-type="date">
            <text:p>2015-01-01</text:p>
          </table:table-cell>
          <table:table-cell office:value-type="float" office:value="295011000000" calcext:value-type="float">
            <text:p>295011000000</text:p>
          </table:table-cell>
          <table:table-cell office:value-type="float" office:value="380993700000" calcext:value-type="float">
            <text:p>380993700000</text:p>
          </table:table-cell>
          <table:table-cell office:value-type="float" office:value="231646700000" calcext:value-type="float">
            <text:p>231646700000</text:p>
          </table:table-cell>
        </table:table-row>
        <table:table-row table:style-name="ro2">
          <table:table-cell office:value-type="date" office:date-value="2015-04-01" calcext:value-type="date">
            <text:p>2015-04-01</text:p>
          </table:table-cell>
          <table:table-cell office:value-type="float" office:value="295912000000" calcext:value-type="float">
            <text:p>295912000000</text:p>
          </table:table-cell>
          <table:table-cell office:value-type="float" office:value="382403870000" calcext:value-type="float">
            <text:p>382403870000</text:p>
          </table:table-cell>
          <table:table-cell office:value-type="float" office:value="233638800000" calcext:value-type="float">
            <text:p>233638800000</text:p>
          </table:table-cell>
        </table:table-row>
        <table:table-row table:style-name="ro2">
          <table:table-cell office:value-type="date" office:date-value="2015-07-01" calcext:value-type="date">
            <text:p>2015-07-01</text:p>
          </table:table-cell>
          <table:table-cell office:value-type="float" office:value="296791000000" calcext:value-type="float">
            <text:p>296791000000</text:p>
          </table:table-cell>
          <table:table-cell office:value-type="float" office:value="384971030000" calcext:value-type="float">
            <text:p>384971030000</text:p>
          </table:table-cell>
          <table:table-cell office:value-type="float" office:value="235267000000" calcext:value-type="float">
            <text:p>235267000000</text:p>
          </table:table-cell>
        </table:table-row>
        <table:table-row table:style-name="ro2">
          <table:table-cell office:value-type="date" office:date-value="2015-10-01" calcext:value-type="date">
            <text:p>2015-10-01</text:p>
          </table:table-cell>
          <table:table-cell office:value-type="float" office:value="297325000000" calcext:value-type="float">
            <text:p>297325000000</text:p>
          </table:table-cell>
          <table:table-cell office:value-type="float" office:value="387285130000" calcext:value-type="float">
            <text:p>387285130000</text:p>
          </table:table-cell>
          <table:table-cell office:value-type="float" office:value="236223800000" calcext:value-type="float">
            <text:p>236223800000</text:p>
          </table:table-cell>
        </table:table-row>
        <table:table-row table:style-name="ro2">
          <table:table-cell office:value-type="date" office:date-value="2016-01-01" calcext:value-type="date">
            <text:p>2016-01-01</text:p>
          </table:table-cell>
          <table:table-cell office:value-type="float" office:value="300674000000" calcext:value-type="float">
            <text:p>300674000000</text:p>
          </table:table-cell>
          <table:table-cell office:value-type="float" office:value="389562900000" calcext:value-type="float">
            <text:p>389562900000</text:p>
          </table:table-cell>
          <table:table-cell office:value-type="float" office:value="236562800000" calcext:value-type="float">
            <text:p>236562800000</text:p>
          </table:table-cell>
        </table:table-row>
        <table:table-row table:style-name="ro2">
          <table:table-cell office:value-type="date" office:date-value="2016-04-01" calcext:value-type="date">
            <text:p>2016-04-01</text:p>
          </table:table-cell>
          <table:table-cell office:value-type="float" office:value="302013000000" calcext:value-type="float">
            <text:p>302013000000</text:p>
          </table:table-cell>
          <table:table-cell office:value-type="float" office:value="389816010000" calcext:value-type="float">
            <text:p>389816010000</text:p>
          </table:table-cell>
          <table:table-cell office:value-type="float" office:value="237075600000" calcext:value-type="float">
            <text:p>237075600000</text:p>
          </table:table-cell>
        </table:table-row>
        <table:table-row table:style-name="ro2">
          <table:table-cell office:value-type="date" office:date-value="2016-07-01" calcext:value-type="date">
            <text:p>2016-07-01</text:p>
          </table:table-cell>
          <table:table-cell office:value-type="float" office:value="301585000000" calcext:value-type="float">
            <text:p>301585000000</text:p>
          </table:table-cell>
          <table:table-cell office:value-type="float" office:value="391081560000" calcext:value-type="float">
            <text:p>391081560000</text:p>
          </table:table-cell>
          <table:table-cell office:value-type="float" office:value="237813600000" calcext:value-type="float">
            <text:p>237813600000</text:p>
          </table:table-cell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office:value-type="float" office:value="303760000000" calcext:value-type="float">
            <text:p>303760000000</text:p>
          </table:table-cell>
          <table:table-cell office:value-type="float" office:value="393648730000" calcext:value-type="float">
            <text:p>393648730000</text:p>
          </table:table-cell>
          <table:table-cell office:value-type="float" office:value="238519600000" calcext:value-type="float">
            <text:p>238519600000</text:p>
          </table:table-cell>
        </table:table-row>
        <table:table-row table:style-name="ro2">
          <table:table-cell office:value-type="date" office:date-value="2017-01-01" calcext:value-type="date">
            <text:p>2017-01-01</text:p>
          </table:table-cell>
          <table:table-cell office:value-type="float" office:value="303898000000" calcext:value-type="float">
            <text:p>303898000000</text:p>
          </table:table-cell>
          <table:table-cell office:value-type="float" office:value="396396510000" calcext:value-type="float">
            <text:p>396396510000</text:p>
          </table:table-cell>
          <table:table-cell office:value-type="float" office:value="240247900000" calcext:value-type="float">
            <text:p>240247900000</text:p>
          </table:table-cell>
        </table:table-row>
        <table:table-row table:style-name="ro2">
          <table:table-cell office:value-type="date" office:date-value="2017-04-01" calcext:value-type="date">
            <text:p>2017-04-01</text:p>
          </table:table-cell>
          <table:table-cell office:value-type="float" office:value="304948000000" calcext:value-type="float">
            <text:p>304948000000</text:p>
          </table:table-cell>
          <table:table-cell office:value-type="float" office:value="399433780000" calcext:value-type="float">
            <text:p>399433780000</text:p>
          </table:table-cell>
          <table:table-cell office:value-type="float" office:value="240397500000" calcext:value-type="float">
            <text:p>240397500000</text:p>
          </table:table-cell>
        </table:table-row>
        <table:table-row table:style-name="ro2">
          <table:table-cell office:value-type="date" office:date-value="2017-07-01" calcext:value-type="date">
            <text:p>2017-07-01</text:p>
          </table:table-cell>
          <table:table-cell office:value-type="float" office:value="306193000000" calcext:value-type="float">
            <text:p>306193000000</text:p>
          </table:table-cell>
          <table:table-cell office:value-type="float" office:value="399723050000" calcext:value-type="float">
            <text:p>399723050000</text:p>
          </table:table-cell>
          <table:table-cell office:value-type="float" office:value="241082900000" calcext:value-type="float">
            <text:p>241082900000</text:p>
          </table:table-cell>
        </table:table-row>
        <table:table-row table:style-name="ro2">
          <table:table-cell office:value-type="date" office:date-value="2017-10-01" calcext:value-type="date">
            <text:p>2017-10-01</text:p>
          </table:table-cell>
          <table:table-cell office:value-type="float" office:value="306889000000" calcext:value-type="float">
            <text:p>306889000000</text:p>
          </table:table-cell>
          <table:table-cell office:value-type="float" office:value="400554650000" calcext:value-type="float">
            <text:p>400554650000</text:p>
          </table:table-cell>
          <table:table-cell office:value-type="float" office:value="241156100000" calcext:value-type="float">
            <text:p>241156100000</text:p>
          </table:table-cell>
        </table:table-row>
        <table:table-row table:style-name="ro2">
          <table:table-cell office:value-type="date" office:date-value="2018-01-01" calcext:value-type="date">
            <text:p>2018-01-01</text:p>
          </table:table-cell>
          <table:table-cell office:value-type="float" office:value="307613000000" calcext:value-type="float">
            <text:p>307613000000</text:p>
          </table:table-cell>
          <table:table-cell office:value-type="float" office:value="402651800000" calcext:value-type="float">
            <text:p>402651800000</text:p>
          </table:table-cell>
          <table:table-cell office:value-type="float" office:value="242336700000" calcext:value-type="float">
            <text:p>242336700000</text:p>
          </table:table-cell>
        </table:table-row>
        <table:table-row table:style-name="ro2">
          <table:table-cell table:style-name="Default" table:number-columns-repeated="3"/>
          <table:table-cell office:value-type="float" office:value="242524600000" calcext:value-type="float">
            <text:p>2425246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6:41:57.035994182</meta:creation-date>
    <dc:date>2018-10-26T16:44:40.004444453</dc:date>
    <meta:editing-duration>PT2M43S</meta:editing-duration>
    <meta:editing-cycles>1</meta:editing-cycles>
    <meta:document-statistic meta:table-count="1" meta:cell-count="361" meta:object-count="0"/>
    <meta:generator>LibreOffice/6.1.2.1$Linux_X86_64 LibreOffice_project/10$Build-1</meta:generator>
  </office:meta>
</office:document-meta>
</file>